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554c" officeooo:paragraph-rsid="000b554c" style:font-size-asian="14pt" style:font-size-complex="14pt"/>
    </style:style>
    <style:style style:name="P3" style:family="paragraph" style:parent-style-name="Standard">
      <style:text-properties fo:font-size="14pt" officeooo:rsid="000c25c9" officeooo:paragraph-rsid="000c25c9" style:font-size-asian="14pt" style:font-size-complex="14pt"/>
    </style:style>
    <style:style style:name="T1" style:family="text">
      <style:text-properties officeooo:rsid="000b5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SES DE DADES</text:p>
      <text:p text:style-name="P1"><text:span text:style-name="T1">u</text:span>suaris registrats (<text:span text:style-name="T1">id_nom, </text:span>nom,<text:span text:style-name="T1"> </text:span>cognoms, imatge, població, correu electrònic<text:span text:style-name="T1">, salt,</text:span> contrasenya<text:span text:style-name="T1">)</text:span></text:p>
      <text:p text:style-name="P2">Pixel art(id_nom, mida, dibuix, data de guardat)</text:p>
      <text:p text:style-name="P3">Partida_pescamines(id_nom, matriu, temps)</text:p>
      <text:p text:style-name="P3">Ranking_Pecamines( <text:span text:style-name="T1">id_nom</text:span>, el nivell, el temps)</text:p>
      <text:p text:style-name="P3">woodle(if_nom, informacio de la partida: guanyada o perduda, acerts, errors, datade partida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2:49:06.610976226</meta:creation-date>
    <dc:date>2025-05-26T13:07:02.039630934</dc:date>
    <meta:editing-duration>PT7M7S</meta:editing-duration>
    <meta:editing-cycles>1</meta:editing-cycles>
    <meta:document-statistic meta:table-count="0" meta:image-count="0" meta:object-count="0" meta:page-count="1" meta:paragraph-count="6" meta:word-count="42" meta:character-count="339" meta:non-whitespace-character-count="303"/>
    <meta:generator>LibreOffice/24.2.5.2$Linux_X86_64 LibreOffice_project/420$Build-2</meta:generator>
  </office:meta>
</office:document-meta>
</file>